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dd65" officeooo:paragraph-rsid="0015dd6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dd65" officeooo:paragraph-rsid="0015dd6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dd65" officeooo:paragraph-rsid="0015dd65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5dd65" officeooo:paragraph-rsid="0015dd65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16809c" officeooo:paragraph-rsid="0016809c" style:font-weight-asian="bold" style:font-weight-complex="bold"/>
    </style:style>
    <style:style style:name="T1" style:family="text">
      <style:text-properties fo:font-size="10pt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ionário de Comandos Linux</text:p>
      <text:p text:style-name="P1"/>
      <text:p text:style-name="P2"/>
      <text:p text:style-name="P5"><text:span text:style-name="Strong_20_Emphasis">/</text:span> (refere-se ao diretório raiz no servidor)<text:line-break/><text:span text:style-name="Strong_20_Emphasis">./</text:span> (refere-se ao diretório em que você se encontra)<text:line-break/><text:span text:style-name="Strong_20_Emphasis">../</text:span> (refere-se ao diretório pai do que você se encontra)</text:p>
      <text:p text:style-name="P4"><text:span text:style-name="Strong_20_Emphasis">pwd</text:span> (mostra qual é o diretório em que você se encontra -- dá o caminho completo)</text:p>
      <text:p text:style-name="P4"><text:span text:style-name="Strong_20_Emphasis">ls</text:span> (lista todos os arquivos do seu diretório atual)<text:line-break/><text:span text:style-name="Strong_20_Emphasis">ls -al</text:span> (lista todos os arquivos + informações)<text:line-break/><text:span text:style-name="Strong_20_Emphasis">ls -alR</text:span> (lista todos os arquivos + informações em todos os subdiretórios)<text:line-break/><text:span text:style-name="Strong_20_Emphasis">ls -alR | more</text:span> (lista todos os arquivos + informações em todos os subdiretórios, criando uma pausa)<text:line-break/><text:span text:style-name="Strong_20_Emphasis">ls -alR &gt; resultado.txt</text:span> (lista todos os arquivos + informações em todos os subdiretórios, mas envia todas as informações para um arquivo ao invés de mostrar na tela)<text:line-break/><text:span text:style-name="Strong_20_Emphasis">ls *.html</text:span> (lista todos os arquivos que terminam com .html)<text:line-break/><text:span text:style-name="Strong_20_Emphasis">ls -al home/usr/guto/</text:span> (lista todos os arquivos + informações de /home/usr/guto)</text:p>
      <text:p text:style-name="P4"><text:span text:style-name="Strong_20_Emphasis">cd</text:span> (muda para um novo diretório)<text:line-break/><text:span text:style-name="Strong_20_Emphasis">cd imagens</text:span> (muda para o diretório imagens)<text:line-break/><text:span text:style-name="Strong_20_Emphasis">cd / </text:span>(muda para o diretório raiz)<text:line-break/><text:span text:style-name="Strong_20_Emphasis">cd /home/usr/imagens</text:span> (muda para o diretório /home/usr/imagens)<text:line-break/><text:span text:style-name="Strong_20_Emphasis">cd ..</text:span> (volta um diretório)</text:p>
      <text:p text:style-name="P4"> </text:p>
      <text:p text:style-name="P4"><text:span text:style-name="Strong_20_Emphasis"><text:span text:style-name="T1">Criando, movendo, copiando e apagando diretórios</text:span></text:span><text:line-break/><text:line-break/><text:span text:style-name="Strong_20_Emphasis">mkdir</text:span> <text:span text:style-name="Emphasis">[nomedodiretório]</text:span> (cria um novo diretório)</text:p>
      <text:p text:style-name="P4"><text:span text:style-name="Strong_20_Emphasis">ls -d */</text:span> (lista todos os subdiretórios dentro do diretório atual)</text:p>
      <text:p text:style-name="P4"><text:span text:style-name="Strong_20_Emphasis">cp -r</text:span> <text:span text:style-name="Emphasis">[nomedodiretório]</text:span> <text:span text:style-name="Emphasis">[novo nomedediretório]</text:span> (copia um diretório e todos os seus arquivos/subdiretórios)</text:p>
      <text:p text:style-name="P4"><text:span text:style-name="Strong_20_Emphasis">rmdir</text:span> <text:span text:style-name="Emphasis">[nomedodiretório]</text:span> (apaga um diretório se estiver vazio)<text:line-break/><text:span text:style-name="Strong_20_Emphasis">rm -r</text:span> <text:span text:style-name="Emphasis">[nomedodiretório]</text:span> (remove um diretório e todos seus arquivos)</text:p>
      <text:p text:style-name="P7">rm -rf <text:span text:style-name="T2">[nomedodiretório] apaga diretórios não-vazios</text:span></text:p>
      <text:p text:style-name="P4"><text:bookmark text:name="pesquisando"/>Pesquisando arquivos e diretórios:<text:line-break/><text:line-break/><text:span text:style-name="Strong_20_Emphasis">find / -name</text:span> <text:span text:style-name="Emphasis">[arquivo]</text:span> <text:span text:style-name="Strong_20_Emphasis">-print</text:span> (procura em todo servidor por um arquivo)<text:line-break/><text:span text:style-name="Strong_20_Emphasis">find . -name</text:span><text:span text:style-name="Emphasis"> [arquivo]</text:span> <text:span text:style-name="Strong_20_Emphasis">-print</text:span> (procura por um arquivo começando pelo diretório atual)<text:line-break/><text:span text:style-name="Strong_20_Emphasis">find / -name</text:span> <text:span text:style-name="Emphasis">[nomedodiretório]</text:span> <text:span text:style-name="Strong_20_Emphasis">-type d -print</text:span> (procure no servidor inteiro por um diretório)</text:p>
      <text:p text:style-name="P4"><text:span text:style-name="Strong_20_Emphasis">locate</text:span> <text:span text:style-name="Emphasis">[arquivo]</text:span> (procura em todo servidor por um arquivo em um banco de dados com todos os arquivos do sistema, renovado uma vez por dia: é bem mais eficiente que o find)</text:p>
      <text:p text:style-name="P4"><text:span text:style-name="Strong_20_Emphasis">grep</text:span> <text:span text:style-name="Emphasis">[texto] [nomedoarquivo]</text:span> (procura por um texto dentro de um arquivo)</text:p>
      <text:p text:style-name="P4"><text:span text:style-name="Strong_20_Emphasis">sed s/</text:span>[textoantigo]<text:span text:style-name="Strong_20_Emphasis">/</text:span>[novotexto]<text:span text:style-name="Strong_20_Emphasis">/g</text:span> [nomedoarquivo] (faz uma varredura no arquivo e troca todas as ocorrências do [textoantigo] por [novotexto])</text:p>
      <text:p text:style-name="P7">xdg-open nomedoaquivo: <text:span text:style-name="T2">Abre qualquer arquivo que tenha um programa associado a ele</text:span></text:p>
      <text:p text:style-name="P4"> </text:p>
      <text:p text:style-name="P4"><text:soft-page-break/><text:span text:style-name="Strong_20_Emphasis"><text:span text:style-name="T1">Permissões para arquivos e diretórios</text:span></text:span><text:line-break/><text:line-break/>Existem três tipos de permissões para arquivos: <text:span text:style-name="Strong_20_Emphasis">ler</text:span>, <text:span text:style-name="Strong_20_Emphasis">escrever</text:span> e <text:span text:style-name="Strong_20_Emphasis">executar</text:span>. Além disso, você pode definir permissões em três níveis: para o dono do arquivo, para o grupo de usuários e para todo mundo. O comando chmod seguido por três números é usado para mudar as permissões. O primeiro é a permissão para o dono, o segundo para o grupo e o terceiro para todos. Veja a seguir como os níveis de permissão são representados:</text:p>
      <text:p text:style-name="P4">0 = sem permissão<text:line-break/>1 = somente executar<text:line-break/>2 = somente escrever<text:line-break/>3 = escrever e executar<text:line-break/>4 = somente leitura<text:line-break/>5 = leitura e executar<text:line-break/>6 = ler e escrever<text:line-break/>7 = ler, escrever e executar</text:p>
      <text:p text:style-name="P4"> </text:p>
      <text:p text:style-name="P4"><text:span text:style-name="Strong_20_Emphasis">Permissões de arquivos mais usadas: </text:span></text:p>
      <text:p text:style-name="P4"><text:span text:style-name="Strong_20_Emphasis">chmod 604</text:span> <text:span text:style-name="Emphasis">[arquivo]</text:span> (permissão mínima para arquivos HTML www)<text:line-break/><text:span text:style-name="Strong_20_Emphasis">chmod 705</text:span> <text:span text:style-name="Emphasis">[nomedodiretório]</text:span> (permissão mínima para diretórios www)<text:line-break/><text:span text:style-name="Strong_20_Emphasis">chmod 755</text:span> <text:span text:style-name="Emphasis">[arquivo]</text:span> (permissão mínima para scripts &amp; programas www)<text:line-break/><text:span text:style-name="Strong_20_Emphasis">chmod 606</text:span> <text:span text:style-name="Emphasis">[arquivo]</text:span> (permissão para arquivos de dados usados por scripts)<text:line-break/><text:span text:style-name="Strong_20_Emphasis">chmod 703</text:span> <text:span text:style-name="Emphasis">[nomedodiretório]</text:span> (permissão somente para escrita para FTP público para carregar arquivos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9:16:20.454993116</meta:creation-date>
    <dc:date>2019-01-13T11:03:45.020351430</dc:date>
    <meta:editing-duration>PT3M5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22" meta:word-count="521" meta:character-count="3282" meta:non-whitespace-character-count="2773"/>
  </office:meta>
</office:document-meta>
</file>